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FE000001E49250A35610CE271D.png" manifest:media-type="image/png"/>
  <manifest:file-entry manifest:full-path="Pictures/100002010000059E0000023F9C11D4F9128330D2.png" manifest:media-type="image/png"/>
  <manifest:file-entry manifest:full-path="Pictures/10000201000003C10000014EB682B99EAB61355E.png" manifest:media-type="image/png"/>
  <manifest:file-entry manifest:full-path="Pictures/10000201000003FD000001A45DF9BC21AB697E2C.png" manifest:media-type="image/png"/>
  <manifest:file-entry manifest:full-path="Pictures/10000201000005A100000240E688C5A1060C32F5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2.85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762cm, 5.479cm, 1.776cm, 5.57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716cm, 5.419cm, 0cm, 5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4" draw:name="Image1" text:anchor-type="char" svg:x="-0.072cm" svg:y="-2cm" svg:width="17.226cm" svg:height="6.907cm" draw:z-index="0"><draw:image xlink:href="Pictures/10000201000005A100000240E688C5A1060C32F5.png" xlink:type="simple" xlink:show="embed" xlink:actuate="onLoad" loext:mime-type="image/png"/></draw:frame></text:p>
      <text:p text:style-name="Standard"/>
      <text:p text:style-name="Standard"><draw:frame draw:style-name="fr3" draw:name="Image2" text:anchor-type="char" svg:x="-0.125cm" svg:y="0.36cm" svg:width="17.094cm" svg:height="6.59cm" draw:z-index="1"><draw:image xlink:href="Pictures/100002010000059E0000023F9C11D4F9128330D2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><draw:frame draw:style-name="fr1" draw:name="Image5" text:anchor-type="char" svg:x="0.021cm" svg:y="0.034cm" svg:width="17cm" svg:height="8.05cm" draw:z-index="4"><draw:image xlink:href="Pictures/10000201000003FE000001E49250A35610CE271D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><text:soft-page-break/></text:p>
      <text:p text:style-name="Standard"><draw:frame draw:style-name="fr2" draw:name="Image3" text:anchor-type="char" svg:x="0.423cm" svg:y="0.446cm" svg:width="17cm" svg:height="5.198cm" draw:z-index="2"><draw:image xlink:href="Pictures/10000201000003FD000001A45DF9BC21AB697E2C.png" xlink:type="simple" xlink:show="embed" xlink:actuate="onLoad" loext:mime-type="image/png"/></draw:frame></text:p>
      <text:p text:style-name="Standard"/>
      <text:p text:style-name="Standard"><draw:frame draw:style-name="fr1" draw:name="Image4" text:anchor-type="char" svg:x="0.476cm" svg:y="0.076cm" svg:width="17cm" svg:height="5.907cm" draw:z-index="3"><draw:image xlink:href="Pictures/10000201000003C10000014EB682B99EAB61355E.png" xlink:type="simple" xlink:show="embed" xlink:actuate="onLoad" loext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7-01T13:05:43.688664813</meta:creation-date>
    <dc:date>2022-07-01T13:13:55.353033162</dc:date>
    <meta:editing-duration>PT8M12S</meta:editing-duration>
    <meta:editing-cycles>1</meta:editing-cycles>
    <meta:document-statistic meta:table-count="0" meta:image-count="5" meta:object-count="0" meta:page-count="2" meta:paragraph-count="0" meta:word-count="0" meta:character-count="0" meta:non-whitespace-character-count="0"/>
    <meta:generator>LibreOffice/6.4.7.2$Linux_X86_64 LibreOffice_project/40$Build-2</meta:generator>
  </office:meta>
</office:document-meta>
</file>